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1.1667in" style:rel-column-width="11040*"/>
    </style:style>
    <style:style style:name="Table1.C" style:family="table-column">
      <style:table-column-properties style:column-width="3.45in" style:rel-column-width="32650*"/>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2.3083in" style:rel-column-width="3324*"/>
    </style:style>
    <style:style style:name="Table2.B" style:family="table-column">
      <style:table-column-properties style:column-width="2.3535in" style:rel-column-width="3389*"/>
    </style:style>
    <style:style style:name="Table2.C" style:family="table-column">
      <style:table-column-properties style:column-width="2.2632in" style:rel-column-width="3259*"/>
    </style:style>
    <style:style style:name="Table2.A1" style:family="table-cell">
      <style:table-cell-properties fo:padding="0.0382in" fo:border-left="0.5pt solid #000000" fo:border-right="none" fo:border-top="0.5pt solid #000000" fo:border-bottom="none"/>
    </style:style>
    <style:style style:name="Table2.C1" style:family="table-cell">
      <style:table-cell-properties fo:padding="0.0382in" fo:border-left="0.5pt solid #000000" fo:border-right="0.5pt solid #000000" fo:border-top="0.5pt solid #000000" fo:border-bottom="none"/>
    </style:style>
    <style:style style:name="Table2.A2" style:family="table-cell">
      <style:table-cell-properties fo:padding="0.0382in" fo:border-left="0.5pt solid #000000" fo:border-right="none" fo:border-top="none" fo:border-bottom="none"/>
    </style:style>
    <style:style style:name="Table2.C2" style:family="table-cell">
      <style:table-cell-properties fo:padding="0.0382in" fo:border-left="0.5pt solid #000000" fo:border-right="0.5pt solid #000000" fo:border-top="none" fo:border-bottom="none"/>
    </style:style>
    <style:style style:name="Table2.A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text-position="0% 100%" fo:font-size="20pt" fo:font-weight="bold" officeooo:paragraph-rsid="00120979" style:font-size-asian="20pt" style:font-weight-asian="bold" style:font-size-complex="20pt" style:font-weight-complex="bold"/>
    </style:style>
    <style:style style:name="P2" style:family="paragraph" style:parent-style-name="Standard" style:list-style-name="L1">
      <style:paragraph-properties fo:text-align="justify" style:justify-single-word="false"/>
      <style:text-properties fo:font-weight="bold" officeooo:paragraph-rsid="00120979" style:font-weight-asian="bold" style:font-weight-complex="bold"/>
    </style:style>
    <style:style style:name="P3" style:family="paragraph" style:parent-style-name="Standard" style:list-style-name="L1">
      <style:paragraph-properties fo:text-align="justify" style:justify-single-word="false"/>
      <style:text-properties fo:font-weight="normal" officeooo:paragraph-rsid="00120979" style:font-weight-asian="normal" style:font-weight-complex="normal"/>
    </style:style>
    <style:style style:name="P4" style:family="paragraph" style:parent-style-name="Text_20_body" style:list-style-name="L1">
      <style:paragraph-properties fo:text-align="justify" style:justify-single-word="false"/>
      <style:text-properties fo:font-weight="normal" officeooo:paragraph-rsid="00120979" style:font-weight-asian="normal" style:font-weight-complex="normal"/>
    </style:style>
    <style:style style:name="P5" style:family="paragraph" style:parent-style-name="Text_20_body">
      <style:paragraph-properties fo:text-align="justify" style:justify-single-word="false"/>
    </style:style>
    <style:style style:name="P6" style:family="paragraph" style:parent-style-name="Standard">
      <style:paragraph-properties fo:text-align="justify" style:justify-single-word="false"/>
      <style:text-properties fo:font-weight="bold" officeooo:paragraph-rsid="00120979"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list-style-name="L2">
      <style:paragraph-properties fo:text-align="justify" style:justify-single-word="false"/>
    </style:style>
    <style:style style:name="P9" style:family="paragraph" style:parent-style-name="Table_20_Contents" style:list-style-name="L2">
      <style:paragraph-properties fo:text-align="justify" style:justify-single-word="false"/>
      <style:text-properties officeooo:paragraph-rsid="0018e592"/>
    </style:style>
    <style:style style:name="P10" style:family="paragraph" style:parent-style-name="Table_20_Contents" style:list-style-name="L3">
      <style:paragraph-properties fo:text-align="justify" style:justify-single-word="false"/>
    </style:style>
    <style:style style:name="P11" style:family="paragraph" style:parent-style-name="Table_20_Contents" style:list-style-name="L4">
      <style:paragraph-properties fo:text-align="justify" style:justify-single-word="false"/>
    </style:style>
    <style:style style:name="P12" style:family="paragraph" style:parent-style-name="Table_20_Contents" style:list-style-name="L5">
      <style:paragraph-properties fo:text-align="justify" style:justify-single-word="false"/>
    </style:style>
    <style:style style:name="P13" style:family="paragraph" style:parent-style-name="normal" style:list-style-name="WWNum9">
      <loext:graphic-properties draw:fill="none" draw:fill-color="#ffffff"/>
      <style:paragraph-properties fo:margin-left="0.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text-properties officeooo:paragraph-rsid="0018e592"/>
    </style:style>
    <style:style style:name="P14" style:family="paragraph" style:parent-style-name="normal" style:list-style-name="WWNum9">
      <loext:graphic-properties draw:fill="none" draw:fill-color="#ffffff"/>
      <style:paragraph-properties fo:margin-left="0.5in" fo:margin-right="0in" fo:margin-top="0in" fo:margin-bottom="0.111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text-properties officeooo:paragraph-rsid="0018e592"/>
    </style:style>
    <style:style style:name="P15" style:family="paragraph" style:parent-style-name="normal" style:list-style-name="WWNum9">
      <loext:graphic-properties draw:fill="none" draw:fill-color="#ffffff"/>
      <style:paragraph-properties fo:margin-left="0.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text-properties fo:font-weight="normal" officeooo:paragraph-rsid="0018e592" style:font-weight-asian="normal" style:font-weight-complex="normal"/>
    </style:style>
    <style:style style:name="P16" style:family="paragraph" style:parent-style-name="normal" style:list-style-name="WWNum9">
      <loext:graphic-properties draw:fill="none" draw:fill-color="#ffffff"/>
      <style:paragraph-properties fo:margin-left="0.5in" fo:margin-right="0in" fo:margin-top="0in" fo:margin-bottom="0in" style:contextual-spacing="false" fo:line-height="150%" fo:text-align="justify" style:justify-single-word="false" fo:orphans="2" fo:widows="2" fo:text-indent="-0.25in" style:auto-text-indent="false" fo:background-color="transparent" fo:padding="0in" fo:border="none" style:shadow="none" style:join-border="false"/>
      <style:text-properties fo:font-weight="normal" officeooo:paragraph-rsid="0018e592" style:font-weight-asian="normal" style:font-weight-complex="normal"/>
    </style:style>
    <style:style style:name="P17" style:family="paragraph" style:parent-style-name="Standard" style:list-style-name="L1">
      <style:paragraph-properties fo:text-align="justify" style:justify-single-word="false"/>
      <style:text-properties fo:font-weight="bold" officeooo:paragraph-rsid="0020b48d" style:font-weight-asian="bold" style:font-weight-complex="bold"/>
    </style:style>
    <style:style style:name="P18" style:family="paragraph" style:parent-style-name="Standard" style:list-style-name="L1">
      <style:paragraph-properties fo:text-align="justify" style:justify-single-word="false"/>
      <style:text-properties fo:font-style="italic" fo:font-weight="normal" officeooo:paragraph-rsid="0020b48d" style:font-style-asian="italic" style:font-weight-asian="normal" style:font-style-complex="italic" style:font-weight-complex="normal"/>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paragraph-rsid="00215ff9"/>
    </style:style>
    <style:style style:name="P21" style:family="paragraph" style:parent-style-name="Table_20_Contents">
      <style:paragraph-properties fo:text-align="justify" style:justify-single-word="false"/>
      <style:text-properties officeooo:paragraph-rsid="00215ff9"/>
    </style:style>
    <style:style style:name="P22" style:family="paragraph" style:parent-style-name="Standard">
      <style:paragraph-properties fo:text-align="justify" style:justify-single-word="false"/>
      <style:text-properties fo:font-style="italic" officeooo:paragraph-rsid="003671f8" style:font-style-asian="italic" style:font-style-complex="italic"/>
    </style:style>
    <style:style style:name="P23" style:family="paragraph" style:parent-style-name="Text_20_body">
      <style:paragraph-properties fo:text-align="justify" style:justify-single-word="false"/>
      <style:text-properties fo:font-style="italic" style:font-style-asian="italic" style:font-style-complex="italic"/>
    </style:style>
    <style:style style:name="P24" style:family="paragraph" style:parent-style-name="Text_20_body" style:list-style-name="L6">
      <style:paragraph-properties fo:text-align="justify" style:justify-single-word="false"/>
      <style:text-properties fo:font-style="italic" fo:font-weight="bold" style:font-style-asian="italic" style:font-style-complex="italic"/>
    </style:style>
    <style:style style:name="P25" style:family="paragraph" style:parent-style-name="Text_20_body" style:list-style-name="L6">
      <style:paragraph-properties fo:text-align="justify" style:justify-single-word="false"/>
      <style:text-properties fo:font-style="italic" style:font-style-asian="italic" style:font-style-complex="italic"/>
    </style:style>
    <style:style style:name="P26" style:family="paragraph" style:parent-style-name="Heading_20_3">
      <style:paragraph-properties fo:text-align="justify" style:justify-single-word="false"/>
      <style:text-properties fo:font-style="italic" fo:font-weight="bold" style:font-style-asian="italic" style:font-style-complex="italic"/>
    </style:style>
    <style:style style:name="P27" style:family="paragraph" style:parent-style-name="Text_20_body" style:list-style-name="L7">
      <style:paragraph-properties fo:text-align="justify" style:justify-single-word="false"/>
      <style:text-properties fo:font-style="italic" fo:font-weight="bold" style:font-style-asian="italic" style:font-style-complex="italic"/>
    </style:style>
    <style:style style:name="P28" style:family="paragraph" style:parent-style-name="Text_20_body" style:list-style-name="L7">
      <style:paragraph-properties fo:text-align="justify" style:justify-single-word="false"/>
      <style:text-properties fo:font-style="italic" style:font-style-asian="italic" style:font-style-complex="italic"/>
    </style:style>
    <style:style style:name="P29" style:family="paragraph" style:parent-style-name="Text_20_body" style:list-style-name="L8">
      <style:paragraph-properties fo:text-align="justify" style:justify-single-word="false"/>
      <style:text-properties fo:font-style="italic" fo:font-weight="bold" style:font-style-asian="italic" style:font-style-complex="italic"/>
    </style:style>
    <style:style style:name="P30" style:family="paragraph" style:parent-style-name="Text_20_body" style:list-style-name="L8">
      <style:paragraph-properties fo:text-align="justify" style:justify-single-word="false"/>
      <style:text-properties fo:font-style="italic" style:font-style-asian="italic" style:font-style-complex="italic"/>
    </style:style>
    <style:style style:name="P31" style:family="paragraph" style:parent-style-name="Text_20_body" style:list-style-name="L9">
      <style:paragraph-properties fo:text-align="justify" style:justify-single-word="false"/>
      <style:text-properties fo:font-style="italic" style:font-style-asian="italic" style:font-style-complex="italic"/>
    </style:style>
    <style:style style:name="P32" style:family="paragraph" style:parent-style-name="Text_20_body" style:list-style-name="L10">
      <style:paragraph-properties fo:text-align="justify" style:justify-single-word="false"/>
      <style:text-properties fo:font-style="italic" style:font-style-asian="italic" style:font-style-complex="italic"/>
    </style:style>
    <style:style style:name="P33" style:family="paragraph" style:parent-style-name="Text_20_body" style:list-style-name="L11">
      <style:paragraph-properties fo:text-align="justify" style:justify-single-word="false"/>
      <style:text-properties fo:font-style="italic" style:font-style-asian="italic" style:font-style-complex="italic"/>
    </style:style>
    <style:style style:name="P34" style:family="paragraph" style:parent-style-name="Text_20_body" style:list-style-name="L12">
      <style:paragraph-properties fo:text-align="justify" style:justify-single-word="false"/>
      <style:text-properties fo:font-style="italic" style:font-style-asian="italic" style:font-style-complex="italic"/>
    </style:style>
    <style:style style:name="P35" style:family="paragraph" style:parent-style-name="Text_20_body" style:list-style-name="L13">
      <style:paragraph-properties fo:text-align="justify" style:justify-single-word="false"/>
      <style:text-properties fo:font-style="italic" style:font-style-asian="italic" style:font-style-complex="italic"/>
    </style:style>
    <style:style style:name="P36" style:family="paragraph" style:parent-style-name="Standard" style:list-style-name="L1">
      <style:paragraph-properties fo:text-align="justify" style:justify-single-word="false"/>
      <style:text-properties fo:font-weight="bold" officeooo:paragraph-rsid="003671f8"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000000" loext:opacity="100%" style:text-line-through-style="none" style:text-line-through-type="none" style:text-position="0% 100%" fo:font-family="'Times New Roman'" style:font-family-generic="roman" style:font-pitch="variable" fo:font-size="13pt" fo:font-style="normal" style:text-underline-style="none" fo:font-weight="normal" fo:background-color="transparent" loext:char-shading-value="0" style:font-name-asian="Times New Roman" style:font-size-asian="13pt" style:font-style-asian="normal" style:font-weight-asian="normal" style:font-name-complex="Times New Roman" style:font-size-complex="13pt"/>
    </style:style>
    <style:style style:name="T3" style:family="text">
      <style:text-properties fo:font-variant="normal" fo:text-transform="none" fo:color="#000000" loext:opacity="100%" style:text-line-through-style="none" style:text-line-through-type="none" style:text-position="0% 100%" fo:font-family="'Times New Roman'" style:font-family-generic="roman" style:font-pitch="variable" fo:font-size="13pt" fo:font-style="normal" style:text-underline-style="none" fo:font-weight="bold" fo:background-color="transparent" loext:char-shading-value="0" style:font-name-asian="Times New Roman" style:font-size-asian="13pt" style:font-style-asian="normal" style:font-weight-asian="bold" style:font-name-complex="Times New Roman" style:font-size-complex="13pt"/>
    </style:style>
    <style:style style:name="T4" style:family="text">
      <style:text-properties fo:font-weight="bol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Ệ THỐNG E-COMMERCE </text:p>
      <text:p text:style-name="P1">TakopiShop</text:p>
      <text:list text:style-name="L1">
        <text:list-item>
          <text:p text:style-name="P2">Mục đích tài liệu</text:p>
          <text:p text:style-name="P3">Tài liệu này cung cấp cái nhìn tổng quan về hệ thống E-COMMERCE TokopiShop đồng thời viết mô tả các yêu cầu chức năng, phi chức năng và yêu cầu liên quan đến hệ thống</text:p>
        </text:list-item>
        <text:list-item>
          <text:p text:style-name="P2">Mô tả sơ bộ</text:p>
          <text:p text:style-name="P4">Trong bối cảnh thương mại điện tử phát triển mạnh mẽ, người dùng – cả người mua lẫn người bán – ngày càng kỳ vọng nhiều hơn vào trải nghiệm trên nền tảng mua sắm trực tuyến. Người mua cần một hệ thống giúp họ tìm kiếm sản phẩm nhanh, giao diện thân thiện, thanh toán linh hoạt và theo dõi đơn hàng rõ ràng. Trong khi đó, người bán cần công cụ quản lý sản phẩm, đơn hàng và doanh thu một cách trực quan, hiệu quả.</text:p>
        </text:list-item>
      </text:list>
      <text:p text:style-name="P5"><text:tab/>Tuy nhiên, nhiều nền tảng hiện nay vẫn tồn tại các hạn chế như giao diện khó sử dụng, tìm kiếm kém thông minh, thiếu minh bạch về tình trạng đơn hàng, ít cổng thanh toán, hoặc chưa có dashboard hỗ trợ phân tích hiệu suất cho người bán.</text:p>
      <text:p text:style-name="P5"><text:span text:style-name="Strong_20_Emphasis"><text:tab/>Takopi</text:span> ra đời nhằm khắc phục những điểm yếu đó và mang lại một giải pháp thương mại điện tử toàn diện. Hệ thống được thiết kế với giao diện hiện đại, hỗ trợ tìm kiếm nâng cao, đặt hàng nhanh chóng kể cả không cần đăng ký tài khoản, cùng với khả năng theo dõi đơn hàng theo thời gian thực. Takopi còn tích hợp nhiều cổng thanh toán phổ biến (COD, Momo, VNPAY...) và cung cấp bảng điều khiển thống kê doanh thu, sản phẩm bán chạy, giúp người bán đưa ra quyết định kinh doanh chính xác hơn.</text:p>
      <text:p text:style-name="P5">Với định hướng <text:span text:style-name="Strong_20_Emphasis">“Trải nghiệm tốt cho người dùng – Hiệu quả cao cho người bán”</text:span>, Takopi hướng đến trở thành một nền tảng thương mại điện tử uy tín, thân thiện và đáng tin cậy trong thời đại số.</text:p>
      <text:list xml:id="list2321232051284" text:continue-numbering="true" text:style-name="L1">
        <text:list-item>
          <text:p text:style-name="P2">Đối tượng sử dụng ứng dụng</text:p>
        </text:list-item>
      </text:list>
      <text:p text:style-name="P6"><text:tab/></text:p>
      <table:table table:name="Table1" table:style-name="Table1">
        <table:table-column table:style-name="Table1.A"/>
        <table:table-column table:style-name="Table1.B"/>
        <table:table-column table:style-name="Table1.C"/>
        <table:table-row>
          <table:table-cell table:style-name="Table1.A1" office:value-type="string">
            <text:p text:style-name="P7">US-01</text:p>
          </table:table-cell>
          <table:table-cell table:style-name="Table1.A1" office:value-type="string">
            <text:p text:style-name="P7">User</text:p>
          </table:table-cell>
          <table:table-cell table:style-name="Table1.C1" office:value-type="string">
            <text:list text:style-name="L2">
              <text:list-item>
                <text:p text:style-name="P8">Khách vãng lai được truy cập vào hệ thống</text:p>
              </text:list-item>
              <text:list-item>
                <text:p text:style-name="P9">Có thể thực hiện các chức năng cơ bản không trả phí</text:p>
              </text:list-item>
            </text:list>
          </table:table-cell>
        </table:table-row>
        <table:table-row>
          <table:table-cell table:style-name="Table1.A2" office:value-type="string">
            <text:p text:style-name="P7">US-02</text:p>
          </table:table-cell>
          <table:table-cell table:style-name="Table1.A2" office:value-type="string">
            <text:p text:style-name="P7">Member</text:p>
          </table:table-cell>
          <table:table-cell table:style-name="Table1.C2" office:value-type="string">
            <text:list text:style-name="L3">
              <text:list-item>
                <text:p text:style-name="P10">Là đối tượng đã thực hiện đăng nhập</text:p>
              </text:list-item>
              <text:list-item>
                <text:p text:style-name="P10">Mở được các tính năng mà <text:span text:style-name="T1">US-01</text:span> không được làm</text:p>
              </text:list-item>
            </text:list>
          </table:table-cell>
        </table:table-row>
        <table:table-row>
          <table:table-cell table:style-name="Table1.A2" office:value-type="string">
            <text:p text:style-name="P7">US-03</text:p>
          </table:table-cell>
          <table:table-cell table:style-name="Table1.A2" office:value-type="string">
            <text:p text:style-name="P7">Buyer</text:p>
          </table:table-cell>
          <table:table-cell table:style-name="Table1.C2" office:value-type="string">
            <text:list text:style-name="L4">
              <text:list-item>
                <text:p text:style-name="P11">Là đối tượng được thực hiện các chức năng nâng cao sau khi đăng kí làm người bán</text:p>
              </text:list-item>
            </text:list>
          </table:table-cell>
        </table:table-row>
        <table:table-row>
          <table:table-cell table:style-name="Table1.A2" office:value-type="string">
            <text:p text:style-name="P7">US-04</text:p>
          </table:table-cell>
          <table:table-cell table:style-name="Table1.A2" office:value-type="string">
            <text:p text:style-name="P7">Admin-System</text:p>
          </table:table-cell>
          <table:table-cell table:style-name="Table1.C2" office:value-type="string">
            <text:list text:style-name="L5">
              <text:list-item>
                <text:p text:style-name="P12">Là đối tượng có toàn quyền sử dụng tất cả các chức năng</text:p>
              </text:list-item>
              <text:list-item>
                <text:p text:style-name="P12">Đối tượng này không thể bị xóa</text:p>
              </text:list-item>
            </text:list>
          </table:table-cell>
        </table:table-row>
        <table:table-row>
          <table:table-cell table:style-name="Table1.A2" office:value-type="string">
            <text:p text:style-name="P7">US-05</text:p>
          </table:table-cell>
          <table:table-cell table:style-name="Table1.A2" office:value-type="string">
            <text:p text:style-name="P7">Admin</text:p>
          </table:table-cell>
          <table:table-cell table:style-name="Table1.C2" office:value-type="string">
            <text:list text:style-name="WWNum9">
              <text:list-item>
                <text:p text:style-name="P13"><text:span text:style-name="T2">Là đối tượng có thể sử dụng hầu hết các chức năng, nhưng không có quyền truy cập vào các chức năng liên quan </text:span><text:soft-page-break/><text:span text:style-name="T2">đến cấu hình hệ thống.</text:span></text:p>
              </text:list-item>
              <text:list-item>
                <text:p text:style-name="P14"><text:span text:style-name="T2">Đối tượng này chỉ có thể bị xóa và tạo bởi đối tượng </text:span><text:span text:style-name="T3">US-04</text:span><text:span text:style-name="T2">.</text:span></text:p>
              </text:list-item>
            </text:list>
          </table:table-cell>
        </table:table-row>
        <table:table-row>
          <table:table-cell table:style-name="Table1.A2" office:value-type="string">
            <text:p text:style-name="P7">US-06</text:p>
          </table:table-cell>
          <table:table-cell table:style-name="Table1.A2" office:value-type="string">
            <text:p text:style-name="P7">Staff</text:p>
          </table:table-cell>
          <table:table-cell table:style-name="Table1.C2" office:value-type="string">
            <text:list text:continue-numbering="true" text:style-name="WWNum9">
              <text:list-item>
                <text:p text:style-name="P15">Là đối tượng được phân quyền bởi đối tượng <text:span text:style-name="T1">US-04</text:span>, <text:span text:style-name="T1">US-05</text:span></text:p>
              </text:list-item>
              <text:list-item>
                <text:p text:style-name="P16">Có thể sử dụng các chức năng theo quyền đã được phân</text:p>
              </text:list-item>
            </text:list>
          </table:table-cell>
        </table:table-row>
      </table:table>
      <text:p text:style-name="P6"/>
      <text:list text:continue-list="list2321232051284" text:style-name="L1">
        <text:list-item>
          <text:p text:style-name="P17">Mô tả yêu cầu chức năng</text:p>
          <text:list>
            <text:list-item>
              <text:p text:style-name="P17">Yêu cầu chức năng</text:p>
              <text:list>
                <text:list-item>
                  <text:p text:style-name="P18">Phân nhóm chức năng</text:p>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9">Mã nhóm chức năng</text:p>
          </table:table-cell>
          <table:table-cell table:style-name="Table2.A1" office:value-type="string">
            <text:p text:style-name="P19">Tên nhóm chức năng</text:p>
          </table:table-cell>
          <table:table-cell table:style-name="Table2.C1" office:value-type="string">
            <text:p text:style-name="P20">Mô tả</text:p>
          </table:table-cell>
        </table:table-row>
        <table:table-row>
          <table:table-cell table:style-name="Table2.A2" office:value-type="string">
            <text:p text:style-name="P19">FC-01</text:p>
          </table:table-cell>
          <table:table-cell table:style-name="Table2.A2" office:value-type="string">
            <text:p text:style-name="P19">User Module</text:p>
          </table:table-cell>
          <table:table-cell table:style-name="Table2.C2" office:value-type="string">
            <text:p text:style-name="normal">Quản lý tất cả thông tin của người dùng từ việc đăng ký, đăng nhập đến các hoạt động cá nhân như cập nhật thông tin, đổi mật khẩu. Module này sẽ cung cấp các chức năng theo quyền của người dùng.</text:p>
          </table:table-cell>
        </table:table-row>
        <table:table-row>
          <table:table-cell table:style-name="Table2.A2" office:value-type="string">
            <text:p text:style-name="P19">FC-02</text:p>
          </table:table-cell>
          <table:table-cell table:style-name="Table2.A2" office:value-type="string">
            <text:p text:style-name="P19">Product Module</text:p>
          </table:table-cell>
          <table:table-cell table:style-name="Table2.C2" office:value-type="string">
            <text:p text:style-name="P21">Chịu trách nhiệm quản lý toàn bộ quy trình liên quan đến sản phẩm, từ việc tạo mới, cập nhật thông tin, quản lý kho hàng cho đến hiển thị cho người dùng. Đây là module trung tâm của hệ thống.</text:p>
          </table:table-cell>
        </table:table-row>
        <table:table-row>
          <table:table-cell table:style-name="Table2.A2" office:value-type="string">
            <text:p text:style-name="P19">FC-03</text:p>
          </table:table-cell>
          <table:table-cell table:style-name="Table2.A2" office:value-type="string">
            <text:p text:style-name="P19">Order Module</text:p>
          </table:table-cell>
          <table:table-cell table:style-name="Table2.C2" office:value-type="string">
            <text:p text:style-name="P21">Quản lý toàn bộ vòng đời của đơn hàng, từ lúc khách hàng đặt hàng, xử lý, vận chuyển cho đến khi hoàn tất. Module này cũng chịu trách nhiệm theo dõi và cập nhật trạng thái đơn hàng.</text:p>
          </table:table-cell>
        </table:table-row>
        <table:table-row>
          <table:table-cell table:style-name="Table2.A2" office:value-type="string">
            <text:p text:style-name="P19">FC-04 </text:p>
          </table:table-cell>
          <table:table-cell table:style-name="Table2.A2" office:value-type="string">
            <text:p text:style-name="P19">Category Module</text:p>
          </table:table-cell>
          <table:table-cell table:style-name="Table2.C2" office:value-type="string">
            <text:p text:style-name="P21">Quản lý và phân loại các danh mục sản phẩm, giúp việc tổ chức và tìm kiếm sản phẩm trên trang web trở nên dễ dàng và khoa học hơn.</text:p>
          </table:table-cell>
        </table:table-row>
        <text:soft-page-break/>
        <table:table-row>
          <table:table-cell table:style-name="Table2.A2" office:value-type="string">
            <text:p text:style-name="P19">FC-05</text:p>
          </table:table-cell>
          <table:table-cell table:style-name="Table2.A2" office:value-type="string">
            <text:p text:style-name="P19">Payment Module</text:p>
          </table:table-cell>
          <table:table-cell table:style-name="Table2.C2" office:value-type="string">
            <text:p text:style-name="P21">Chịu trách nhiệm thực hiện các giao dịch thanh toán khi người dùng mua hàng. Module này kết nối với các cổng thanh toán trực tuyến để đảm bảo tính bảo mật và tiện lợi cho người dùng.</text:p>
          </table:table-cell>
        </table:table-row>
        <table:table-row>
          <table:table-cell table:style-name="Table2.A2" office:value-type="string">
            <text:p text:style-name="P19">FC-06</text:p>
          </table:table-cell>
          <table:table-cell table:style-name="Table2.A2" office:value-type="string">
            <text:p text:style-name="P19">Admin Module</text:p>
          </table:table-cell>
          <table:table-cell table:style-name="Table2.C2" office:value-type="string">
            <text:p text:style-name="P21">Cung cấp các chức năng để quản lý toàn bộ hệ thống như quản lý người dùng, sản phẩm, đơn hàng, và các thiết lập hệ thống. Module này sẽ cung cấp các chức năng theo quyền của quản trị viên.</text:p>
          </table:table-cell>
        </table:table-row>
        <table:table-row>
          <table:table-cell table:style-name="Table2.A2" office:value-type="string">
            <text:p text:style-name="P19">FC-07</text:p>
          </table:table-cell>
          <table:table-cell table:style-name="Table2.A2" office:value-type="string">
            <text:p text:style-name="P19">Mail Module</text:p>
          </table:table-cell>
          <table:table-cell table:style-name="Table2.C2" office:value-type="string">
            <text:p text:style-name="P21">Phụ trách gửi email thông báo đến người dùng về các hoạt động như đăng ký tài khoản thành công, xác nhận đơn hàng, thông báo về vận chuyển và các thông báo quan trọng khác.</text:p>
          </table:table-cell>
        </table:table-row>
        <table:table-row>
          <table:table-cell table:style-name="Table2.A2" office:value-type="string">
            <text:p text:style-name="P19">FC-08</text:p>
          </table:table-cell>
          <table:table-cell table:style-name="Table2.A2" office:value-type="string">
            <text:p text:style-name="P19">Nofitication Module</text:p>
          </table:table-cell>
          <table:table-cell table:style-name="Table2.C2" office:value-type="string">
            <text:p text:style-name="P21">Quản lý việc gửi thông báo trong ứng dụng (in-app notification) đến người dùng, giúp họ cập nhật kịp thời các hoạt động liên quan đến đơn hàng, khuyến mãi và các tương tác khác trên hệ thống.</text:p>
          </table:table-cell>
        </table:table-row>
        <table:table-row>
          <table:table-cell table:style-name="Table2.A2" office:value-type="string">
            <text:p text:style-name="P19">FC-09</text:p>
          </table:table-cell>
          <table:table-cell table:style-name="Table2.A2" office:value-type="string">
            <text:p text:style-name="P19">Staff Module</text:p>
          </table:table-cell>
          <table:table-cell table:style-name="Table2.C2" office:value-type="string">
            <text:p text:style-name="P21">Quản lý các tài khoản nhân viên (nhân viên bán hàng, quản lý kho, v.v.), phân quyền truy cập và chức năng cụ thể cho từng vai trò trong hệ thống quản trị.</text:p>
          </table:table-cell>
        </table:table-row>
        <table:table-row>
          <table:table-cell table:style-name="Table2.A2" office:value-type="string">
            <text:p text:style-name="P19">FC-10</text:p>
          </table:table-cell>
          <table:table-cell table:style-name="Table2.A2" office:value-type="string">
            <text:p text:style-name="P19">Cart Module</text:p>
          </table:table-cell>
          <table:table-cell table:style-name="Table2.C2" office:value-type="string">
            <text:p text:style-name="P21">Quản lý giỏ hàng của người dùng, cho phép họ thêm, xóa, cập nhật số lượng sản phẩm và áp dụng mã giảm giá trước khi tiến hành thanh toán.</text:p>
          </table:table-cell>
        </table:table-row>
        <table:table-row>
          <table:table-cell table:style-name="Table2.A2" office:value-type="string">
            <text:p text:style-name="P19">FC-11</text:p>
          </table:table-cell>
          <table:table-cell table:style-name="Table2.A2" office:value-type="string">
            <text:p text:style-name="P19">Voucher Module</text:p>
          </table:table-cell>
          <table:table-cell table:style-name="Table2.C2" office:value-type="string">
            <text:p text:style-name="P21">Chịu trách nhiệm tạo, quản lý và áp dụng các mã giảm giá, voucher khuyến mãi vào đơn hàng, giúp thúc đẩy doanh số và thu hút khách hàng.</text:p>
          </table:table-cell>
        </table:table-row>
        <table:table-row>
          <table:table-cell table:style-name="Table2.A13" office:value-type="string">
            <text:p text:style-name="P19">FC-12</text:p>
          </table:table-cell>
          <table:table-cell table:style-name="Table2.A13" office:value-type="string">
            <text:p text:style-name="P19">Shipping Module</text:p>
          </table:table-cell>
          <table:table-cell table:style-name="Table2.C13" office:value-type="string">
            <text:p text:style-name="P21">Quản lý các phương thức và đơn vị vận chuyển, tự động tính toán chi phí giao hàng dựa trên địa chỉ và khối lượng, đồng thời <text:soft-page-break/>cung cấp thông tin theo dõi đơn hàng.</text:p>
          </table:table-cell>
        </table:table-row>
      </table:table>
      <text:list xml:id="list2321532266381" text:continue-numbering="true" text:style-name="L1">
        <text:list-item>
          <text:list>
            <text:list-item>
              <text:list>
                <text:list-item>
                  <text:p text:style-name="P18">Phân rã chi tiết chức năng</text:p>
                </text:list-item>
              </text:list>
            </text:list-item>
            <text:list-item>
              <text:p text:style-name="P17">Yêu cầu phi chức năng</text:p>
            </text:list-item>
          </text:list>
        </text:list-item>
      </text:list>
      <text:p text:style-name="P22"><text:tab/><text:tab/><text:span text:style-name="T4">1. Hiệu Suất (Performance)</text:span></text:p>
      <text:p text:style-name="P23">Đây là yếu tố quan trọng bậc nhất, ảnh hưởng trực tiếp đến trải nghiệm người dùng và tỷ lệ chuyển đổi.</text:p>
      <text:list text:style-name="L6">
        <text:list-item>
          <text:p text:style-name="P24">Thời Gian Tải Trang (Page Load Time):</text:p>
          <text:list>
            <text:list-item>
              <text:p text:style-name="P25">Trang chủ, trang danh mục, trang tìm kiếm phải tải xong trong vòng <text:span text:style-name="T4">dưới 2 giây</text:span> trong điều kiện mạng thông thường.</text:p>
            </text:list-item>
            <text:list-item>
              <text:p text:style-name="P25">Trang chi tiết sản phẩm phải tải trong vòng <text:span text:style-name="T4">dưới 2.5 giây</text:span>.</text:p>
            </text:list-item>
            <text:list-item>
              <text:p text:style-name="P25">Thời gian phản hồi của máy chủ (Server Response Time) phải <text:span text:style-name="T4">dưới 200ms</text:span>.</text:p>
            </text:list-item>
          </text:list>
        </text:list-item>
        <text:list-item>
          <text:p text:style-name="P24">Thời Gian Xử Lý Giao Dịch (Transaction Time):</text:p>
          <text:list>
            <text:list-item>
              <text:p text:style-name="P25">Thời gian thêm sản phẩm vào giỏ hàng: <text:span text:style-name="T4">dưới 1 giây</text:span>.</text:p>
            </text:list-item>
            <text:list-item>
              <text:p text:style-name="P25">Thời gian hoàn tất quy trình thanh toán (từ lúc nhấn "Thanh toán" đến khi nhận được xác nhận): <text:span text:style-name="T4">dưới 5 giây</text:span> (không bao gồm thời gian xử lý của cổng thanh toán).</text:p>
            </text:list-item>
          </text:list>
        </text:list-item>
        <text:list-item>
          <text:p text:style-name="P24">Khả Năng Chịu Tải (Load Handling):</text:p>
          <text:list>
            <text:list-item>
              <text:p text:style-name="P25">Hệ thống phải xử lý được đồng thời <text:span text:style-name="T4">X.XXX người dùng</text:span> (ví dụ: 10,000 người) mà không làm giảm hiệu suất quá 20%.</text:p>
            </text:list-item>
            <text:list-item>
              <text:p text:style-name="P25">Trong các đợt khuyến mãi lớn (Flash Sale), hệ thống phải chịu được lượng truy cập tăng đột biến gấp <text:span text:style-name="T4">5-10 lần</text:span> so với ngày thường.</text:p>
            </text:list-item>
          </text:list>
        </text:list-item>
      </text:list>
      <text:h text:style-name="P26" text:outline-level="3">2. Tính Bảo Mật (Security)</text:h>
      <text:p text:style-name="P23">Bảo mật là yếu tố sống còn để xây dựng lòng tin của khách hàng.</text:p>
      <text:list text:style-name="L7">
        <text:list-item>
          <text:p text:style-name="P27">Mã Hóa Dữ Liệu (Data Encryption):</text:p>
          <text:list>
            <text:list-item>
              <text:p text:style-name="P28">Tất cả dữ liệu truyền qua lại giữa người dùng và máy chủ phải được mã hóa bằng <text:span text:style-name="T4">SSL/TLS</text:span> (HTTPS).</text:p>
            </text:list-item>
            <text:list-item>
              <text:p text:style-name="P28">Dữ liệu nhạy cảm của người dùng (mật khẩu, thông tin cá nhân) phải được mã hóa/băm (hashing) khi lưu trữ trong cơ sở dữ liệu.</text:p>
            </text:list-item>
          </text:list>
        </text:list-item>
        <text:list-item>
          <text:p text:style-name="P27">Bảo Mật Thanh Toán:</text:p>
          <text:list>
            <text:list-item>
              <text:p text:style-name="P28">Hệ thống phải tuân thủ tiêu chuẩn <text:span text:style-name="T4">PCI DSS</text:span> (Payment Card Industry Data Security Standard) nếu trực tiếp xử lý thông tin thẻ tín dụng.</text:p>
            </text:list-item>
          </text:list>
        </text:list-item>
        <text:list-item>
          <text:p text:style-name="P27">Chống Lại Các Cuộc Tấn Công:</text:p>
          <text:list>
            <text:list-item>
              <text:p text:style-name="P28">Hệ thống phải có cơ chế phòng chống các lỗ hổng bảo mật phổ biến như <text:span text:style-name="T4">SQL Injection, Cross-Site Scripting (XSS), Cross-Site Request Forgery (CSRF)</text:span>.</text:p>
            </text:list-item>
          </text:list>
        </text:list-item>
        <text:list-item>
          <text:p text:style-name="P27"><text:soft-page-break/>Phân Quyền Truy Cập (Access Control):</text:p>
          <text:list>
            <text:list-item>
              <text:p text:style-name="P28">Xác định rõ các vai trò (role-based access control): Quản trị viên, Nhân viên kho, Nhân viên chăm sóc khách hàng, Khách hàng, và giới hạn quyền truy cập của từng vai trò.</text:p>
            </text:list-item>
          </text:list>
        </text:list-item>
      </text:list>
      <text:h text:style-name="P26" text:outline-level="3">3. Tính Khả Dụng và Độ Tin Cậy (Availability &amp; Reliability)</text:h>
      <text:p text:style-name="P23">Hệ thống phải luôn sẵn sàng phục vụ khách hàng, đặc biệt là vào các thời điểm mua sắm cao điểm.</text:p>
      <text:list text:style-name="L8">
        <text:list-item>
          <text:p text:style-name="P29">Thời Gian Hoạt Động (Uptime):</text:p>
          <text:list>
            <text:list-item>
              <text:p text:style-name="P30">Hệ thống phải đảm bảo uptime <text:span text:style-name="T4">99.9%</text:span> (tức là thời gian chết không quá 8.76 giờ mỗi năm).</text:p>
            </text:list-item>
          </text:list>
        </text:list-item>
        <text:list-item>
          <text:p text:style-name="P29">Khả Năng Phục Hồi Sau Sự Cố (Failover &amp; Recovery):</text:p>
          <text:list>
            <text:list-item>
              <text:p text:style-name="P30">Hệ thống phải có cơ chế dự phòng (redundancy) và tự động chuyển đổi (failover) để khi một máy chủ gặp sự cố, hệ thống vẫn hoạt động.</text:p>
            </text:list-item>
            <text:list-item>
              <text:p text:style-name="P30"><text:span text:style-name="T4">Recovery Point Objective (RPO):</text:span> Lượng dữ liệu tối đa có thể mất. Ví dụ: RPO = 15 phút (dữ liệu được sao lưu liên tục).</text:p>
            </text:list-item>
            <text:list-item>
              <text:p text:style-name="P30"><text:span text:style-name="T4">Recovery Time Objective (RTO):</text:span> Thời gian tối đa để khôi phục hệ thống sau sự cố. Ví dụ: RTO = 1 giờ.</text:p>
            </text:list-item>
          </text:list>
        </text:list-item>
      </text:list>
      <text:h text:style-name="P26" text:outline-level="3">4. Khả Năng Mở Rộng (Scalability)</text:h>
      <text:p text:style-name="P23">Hệ thống phải có khả năng phát triển cùng với quy mô kinh doanh.</text:p>
      <text:list text:style-name="L9">
        <text:list-item>
          <text:p text:style-name="P31"><text:span text:style-name="T4">Mở Rộng Theo Chiều Dọc (Vertical Scaling):</text:span> Khả năng nâng cấp tài nguyên cho máy chủ hiện tại (CPU, RAM).</text:p>
        </text:list-item>
        <text:list-item>
          <text:p text:style-name="P31"><text:span text:style-name="T4">Mở Rộng Theo Chiều Ngang (Horizontal Scaling):</text:span> Khả năng thêm nhiều máy chủ hơn để phân tán tải. Hệ thống phải được thiết kế để dễ dàng thêm máy chủ web, máy chủ ứng dụng và cơ sở dữ liệu.</text:p>
        </text:list-item>
        <text:list-item>
          <text:p text:style-name="P31"><text:span text:style-name="T4">Khả Năng Mở Rộng Dữ Liệu:</text:span> Hệ thống phải xử lý được số lượng lớn sản phẩm (SKUs), đơn hàng và tài khoản người dùng mà không ảnh hưởng đến hiệu suất.</text:p>
        </text:list-item>
      </text:list>
      <text:h text:style-name="P26" text:outline-level="3">5. Tính Dễ Sử Dụng và Khả Năng Tiếp Cận (Usability &amp; Accessibility)</text:h>
      <text:list text:style-name="L10">
        <text:list-item>
          <text:p text:style-name="P32"><text:span text:style-name="T4">Giao Diện Người Dùng (UI) Thân Thiện:</text:span> Giao diện phải trực quan, dễ hiểu, giúp người dùng tìm kiếm sản phẩm và hoàn tất mua hàng một cách nhanh chóng. Quy trình thanh toán không nên có quá 3-4 bước.</text:p>
        </text:list-item>
        <text:list-item>
          <text:p text:style-name="P32"><text:span text:style-name="T4">Thiết Kế Đáp Ứng (Responsive Design):</text:span> Website phải hiển thị tốt và đầy đủ chức năng trên mọi thiết bị: máy tính để bàn, máy tính bảng, và điện thoại di động.</text:p>
        </text:list-item>
        <text:list-item>
          <text:p text:style-name="P32"><text:span text:style-name="T4">Khả Năng Tiếp Cận (Accessibility):</text:span> Hệ thống nên tuân thủ các tiêu chuẩn về tiếp cận web (ví dụ: <text:span text:style-name="T4">WCAG 2.1</text:span>) để người khuyết tật (về thị giác, thính giác) cũng có thể sử dụng được.</text:p>
        </text:list-item>
      </text:list>
      <text:h text:style-name="P26" text:outline-level="3"><text:soft-page-break/>6. Khả Năng Bảo Trì (Maintainability)</text:h>
      <text:list text:style-name="L11">
        <text:list-item>
          <text:p text:style-name="P33"><text:span text:style-name="T4">Kiến Trúc Module:</text:span> Hệ thống nên được xây dựng theo kiến trúc module hoặc microservices để dễ dàng sửa lỗi, nâng cấp hoặc thay thế từng thành phần mà không ảnh hưởng đến toàn bộ hệ thống.</text:p>
        </text:list-item>
        <text:list-item>
          <text:p text:style-name="P33"><text:span text:style-name="T4">Tài Liệu Hóa (Documentation):</text:span> Mã nguồn, API, và kiến trúc hệ thống phải được tài liệu hóa rõ ràng.</text:p>
        </text:list-item>
        <text:list-item>
          <text:p text:style-name="P33"><text:span text:style-name="T4">Giám Sát và Ghi Log (Monitoring &amp; Logging):</text:span> Hệ thống phải có cơ chế giám sát hiệu suất, lỗi và các hoạt động quan trọng. Log phải được ghi lại một cách chi tiết để phục vụ việc gỡ lỗi và phân tích.</text:p>
        </text:list-item>
      </text:list>
      <text:h text:style-name="P26" text:outline-level="3">7. Tính Tương Thích (Compatibility)</text:h>
      <text:list text:style-name="L12">
        <text:list-item>
          <text:p text:style-name="P34"><text:span text:style-name="T4">Trình Duyệt:</text:span> Hệ thống phải hoạt động ổn định trên các phiên bản mới nhất của các trình duyệt phổ biến (Google Chrome, Firefox, Safari, Microsoft Edge).</text:p>
        </text:list-item>
        <text:list-item>
          <text:p text:style-name="P34"><text:span text:style-name="T4">Hệ Điều Hành:</text:span> Phiên bản di động (mobile app) phải tương thích với các phiên bản phổ biến của iOS và Android.</text:p>
        </text:list-item>
      </text:list>
      <text:h text:style-name="P26" text:outline-level="3">8. Yêu Cầu Pháp Lý và Tuân Thủ (Legal &amp; Compliance)</text:h>
      <text:list text:style-name="L13">
        <text:list-item>
          <text:p text:style-name="P35"><text:span text:style-name="T4">Bảo Vệ Dữ Liệu Cá Nhân:</text:span> Hệ thống phải tuân thủ các quy định về bảo vệ dữ liệu cá nhân tại nơi hoạt động (ví dụ: <text:span text:style-name="T4">Nghị định 13/2023/NĐ-CP của Việt Nam</text:span>, GDPR của Châu Âu nếu có khách hàng tại đây).</text:p>
        </text:list-item>
        <text:list-item>
          <text:p text:style-name="P35"><text:span text:style-name="T4">Chính Sách:</text:span> Phải hiển thị rõ ràng các chính sách về quyền riêng tư, điều khoản dịch vụ, chính sách đổi trả.</text:p>
        </text:list-item>
      </text:list>
      <text:p text:style-name="P22"/>
      <text:list text:continue-list="list2321532266381" text:style-name="L1">
        <text:list-item>
          <text:list>
            <text:list-item>
              <text:list>
                <text:list-header>
                  <text:p text:style-name="P36"><text:tab/></text:p>
                </text:list-header>
              </text:list>
            </text:list-item>
          </text:list>
        </text:list-item>
        <text:list-item>
          <text:p text:style-name="P2">Yêu cầu kĩ thuật tổng thể </text:p>
        </text:list-item>
        <text:list-item>
          <text:p text:style-name="P2">Yêu cầu chất lượng ứng dụng</text:p>
        </text:list-item>
        <text:list-item>
          <text:p text:style-name="P2">Tiêu chí chấp nhận ứng dụng thành công</text:p>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in" fo:margin-bottom="0.111in" style:contextual-spacing="false" fo:line-height="150%" fo:text-align="justify" style:justify-single-word="false" fo:orphans="2" fo:widows="2" style:writing-mode="lr-tb"/>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ListLabel_20_64" style:display-name="ListLabel 6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65" style:display-name="ListLabel 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 style:display-name="ListLabel 6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7" style:display-name="ListLabel 6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8" style:display-name="ListLabel 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 style:display-name="ListLabel 6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0" style:display-name="ListLabel 7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1" style:display-name="ListLabel 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 style:display-name="ListLabel 7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3" style:display-name="ListLabel 73"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74" style:display-name="ListLabel 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 style:display-name="ListLabel 7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6" style:display-name="ListLabel 7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7" style:display-name="ListLabel 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 style:display-name="ListLabel 7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9" style:display-name="ListLabel 7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0" style:display-name="ListLabel 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81" style:display-name="ListLabel 8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9T22:03:34.006966051</meta:creation-date>
    <dc:date>2025-07-03T00:23:20.895982668</dc:date>
    <meta:editing-duration>PT2H26M14S</meta:editing-duration>
    <meta:editing-cycles>35</meta:editing-cycles>
    <meta:generator>LibreOffice/25.2.4.3$Linux_X86_64 LibreOffice_project/33e196637044ead23f5c3226cde09b47731f7e27</meta:generator>
    <meta:document-statistic meta:table-count="2" meta:image-count="0" meta:object-count="0" meta:page-count="6" meta:paragraph-count="132" meta:word-count="2032" meta:character-count="9599" meta:non-whitespace-character-count="7745"/>
  </office:meta>
</office:document-meta>
</file>